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06c70" officeooo:paragraph-rsid="00006c70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06c70" officeooo:paragraph-rsid="00006c70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13fdc" officeooo:paragraph-rsid="00013fdc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32568" officeooo:paragraph-rsid="00032568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393d4" officeooo:paragraph-rsid="000393d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64481" officeooo:paragraph-rsid="00064481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0393d4" officeooo:paragraph-rsid="000393d4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normal" officeooo:rsid="000393d4" officeooo:paragraph-rsid="000393d4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text-properties fo:font-size="12pt" style:text-underline-style="none" fo:font-weight="normal" officeooo:rsid="00006c70" officeooo:paragraph-rsid="00006c70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center" style:justify-single-word="false"/>
      <style:text-properties fo:font-size="12pt" style:text-underline-style="none" fo:font-weight="normal" officeooo:rsid="00013fdc" officeooo:paragraph-rsid="00013fdc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center" style:justify-single-word="false"/>
      <style:text-properties fo:font-size="12pt" style:text-underline-style="none" fo:font-weight="normal" officeooo:rsid="000393d4" officeooo:paragraph-rsid="000393d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center" style:justify-single-word="false"/>
      <style:text-properties fo:font-size="12pt" fo:font-style="normal" style:text-underline-style="none" fo:font-weight="normal" officeooo:rsid="000393d4" officeooo:paragraph-rsid="000393d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center" style:justify-single-word="false"/>
      <style:text-properties fo:font-size="12pt" fo:font-style="normal" style:text-underline-style="none" fo:font-weight="normal" officeooo:rsid="00013fdc" officeooo:paragraph-rsid="00013fd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center" style:justify-single-word="false"/>
      <style:text-properties fo:font-size="12pt" fo:font-style="normal" style:text-underline-style="none" fo:font-weight="normal" officeooo:rsid="0004c116" officeooo:paragraph-rsid="0004c11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text-properties officeooo:paragraph-rsid="00006c70"/>
    </style:style>
    <style:style style:name="P16" style:family="paragraph" style:parent-style-name="Standard" style:list-style-name="L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06c70" officeooo:paragraph-rsid="00006c70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officeooo:rsid="00006c70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032568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 paridigm</text:p>
      <text:p text:style-name="P6">21 JULY 2017</text:p>
      <text:list xml:id="list8403889960206432167" text:style-name="L1">
        <text:list-header>
          <text:p text:style-name="P9">programming is divided into variouse paradigm which include the following:</text:p>
          <text:p text:style-name="P16">Concurrent programming</text:p>
          <text:p text:style-name="P10">It involves <text:s/>multi-threding, support for distributed computing and message passing, It is usually done the same time.</text:p>
          <text:p text:style-name="P3">Actor programming</text:p>
          <text:p text:style-name="P10">It involves concurrent computing with actors that make local decisioin in response to the environment, they are considerd selfish.</text:p>
          <text:p text:style-name="P3">Data flow programming</text:p>
          <text:p text:style-name="P10">Their main focus is to re-calculate <text:s/>fomulers when there is a change in data valu<text:span text:style-name="T4">e</text:span>s</text:p>
          <text:p text:style-name="P4">Constrain programming</text:p>
          <text:p text:style-name="P11">They place relations between variables asb constrains(forced)</text:p>
          <text:p text:style-name="P5">Declarative programming</text:p>
          <text:p text:style-name="P11"><text:s/>Discribes actions that are done by programmers</text:p>
          <text:p text:style-name="P5">Distributed programming</text:p>
          <text:p text:style-name="P11">Support multiple autonomous computers that communicate via computers networks.</text:p>
          <text:p text:style-name="P7">Functional programming</text:p>
          <text:p text:style-name="P12">uses mathematical functions and avoid state and mutable data</text:p>
          <text:p text:style-name="P7">Generic proggraming</text:p>
          <text:p text:style-name="P12">They use algorithims written in terms of “to-be-specified” latter <text:s/>type text that are then instantited as needed for specif types of provided as parameters.</text:p>
          <text:p text:style-name="P7">Logic programming </text:p>
          <text:p text:style-name="P8"><text:span text:style-name="T3">T</text:span><text:span text:style-name="T2">hey use logical mathematical for programming.</text:span></text:p>
          <text:p text:style-name="P7">Meta programming</text:p>
          <text:p text:style-name="P12">Writting programs that manipulate other programs as their data</text:p>
          <text:p text:style-name="P7">Template meta-programming</text:p>
          <text:p text:style-name="P14">templets are used by computers to genarate temporaley source code, which is merged by the complier within.</text:p>
          <text:p text:style-name="P13"/>
          <text:p text:style-name="P15"><text:span text:style-name="T1"><text:s text:c="10"/></text:span></text:p>
          <text:p text:style-name="P9"/>
          <text:p text:style-name="P1"><text:span text:style-name="T1"/></text:p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08:39:56.601055699</meta:creation-date>
    <dc:date>2017-07-24T09:38:08.041335810</dc:date>
    <meta:editing-duration>PT6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205" meta:character-count="1311" meta:non-whitespace-character-count="1144"/>
  </office:meta>
</office:document-meta>
</file>